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5ff60" officeooo:paragraph-rsid="0015ff60"/>
    </style:style>
    <style:style style:name="P2" style:family="paragraph" style:parent-style-name="Text_20_body">
      <style:text-properties officeooo:rsid="0015ff60" officeooo:paragraph-rsid="0015ff60"/>
    </style:style>
    <style:style style:name="P3" style:family="paragraph" style:parent-style-name="Text_20_body">
      <style:text-properties officeooo:rsid="0015ff60" officeooo:paragraph-rsid="00166f23"/>
    </style:style>
    <style:style style:name="P4" style:family="paragraph" style:parent-style-name="Text_20_body">
      <style:text-properties fo:font-style="normal" style:text-underline-style="none" officeooo:rsid="0015ff60" officeooo:paragraph-rsid="0015ff60" style:font-style-asian="normal" style:font-style-complex="normal"/>
    </style:style>
    <style:style style:name="P5" style:family="paragraph" style:parent-style-name="Text_20_body">
      <style:text-properties fo:font-style="normal" style:text-underline-style="none" officeooo:rsid="00166f23" officeooo:paragraph-rsid="00166f23" style:font-style-asian="normal" style:font-style-complex="normal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officeooo:rsid="00166f23" officeooo:paragraph-rsid="00166f23" style:font-style-asian="normal" style:font-style-complex="normal"/>
    </style:style>
    <style:style style:name="P7" style:family="paragraph" style:parent-style-name="Text_20_body">
      <style:text-properties officeooo:rsid="00166f23" officeooo:paragraph-rsid="00166f23"/>
    </style:style>
    <style:style style:name="P8" style:family="paragraph" style:parent-style-name="Text_20_body">
      <style:text-properties style:text-underline-style="solid" style:text-underline-width="auto" style:text-underline-color="font-color" officeooo:rsid="00166f23" officeooo:paragraph-rsid="00166f23"/>
    </style:style>
    <style:style style:name="P9" style:family="paragraph" style:parent-style-name="Text_20_body">
      <style:text-properties style:text-underline-style="solid" style:text-underline-width="auto" style:text-underline-color="font-color" officeooo:rsid="00179283" officeooo:paragraph-rsid="00179283"/>
    </style:style>
    <style:style style:name="T1" style:family="text">
      <style:text-properties style:text-underline-style="none"/>
    </style:style>
    <style:style style:name="T2" style:family="text">
      <style:text-properties officeooo:rsid="001792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</text:p>
      <text:p text:style-name="P2"/>
      <text:p text:style-name="P2">Dieu grec</text:p>
      <text:p text:style-name="P2">Dieu de la pulsion et des appettits : augmente les pulsions et les appettits d'autrui jusqu'à l'extrême</text:p>
      <text:p text:style-name="P8"/>
      <text:p text:style-name="P8">Pouvoirs de Pan</text:p>
      <text:p text:style-name="P7">Provoque de petites mutations temporaires (transformer un nez en groin...)</text:p>
      <text:p text:style-name="P7">Fait jaillir l'eau</text:p>
      <text:p text:style-name="P7">Interprète les signes dans la nature (question au MJ)</text:p>
      <text:p text:style-name="P2"/>
      <text:p text:style-name="P2"/>
      <text:p text:style-name="P2"/>
      <text:p text:style-name="P1">SETH</text:p>
      <text:p text:style-name="P2"/>
      <text:p text:style-name="P2">dieu égyptien</text:p>
      <text:p text:style-name="P2">Dieu de la destruction et de la colère : augmente la rage chez lui et chez autrui</text:p>
      <text:p text:style-name="P8">Pouvoirs de Seth</text:p>
      <text:p text:style-name="P8"><text:span text:style-name="T1">Illusion apocalyptique</text:span></text:p>
      <text:p text:style-name="P8"><text:span text:style-name="T1">Etranglement (Dark Vador)</text:span></text:p>
      <text:p text:style-name="P8"><text:span text:style-name="T1">Malediction d'Osiris (fait disparaître un élément du corps sur deux tours)</text:span></text:p>
      <text:p text:style-name="P2"/>
      <text:p text:style-name="P2"/>
      <text:p text:style-name="P2"/>
      <text:p text:style-name="P2"/>
      <text:p text:style-name="P1">LOKI</text:p>
      <text:p text:style-name="P2"/>
      <text:p text:style-name="P2">Dieu nordique</text:p>
      <text:p text:style-name="P2">Dieu de la ruse, de la farce. Sème la discorde</text:p>
      <text:p text:style-name="P8">Pouvoirs de Loki</text:p>
      <text:p text:style-name="P8"><text:span text:style-name="T1">Sur un tour, il fait passer un objet dangereux comme anodin</text:span></text:p>
      <text:p text:style-name="P8"><text:span text:style-name="T1">Sur une scène, peut agrandir une partie de son corps</text:span></text:p>
      <text:p text:style-name="P8"><text:span text:style-name="T1">Téléportation de petits objets (avec Larcin).</text:span></text:p>
      <text:p text:style-name="P2"><text:soft-page-break/></text:p>
      <text:p text:style-name="P2"/>
      <text:p text:style-name="P2"/>
      <text:p text:style-name="P1">COYOTE</text:p>
      <text:p text:style-name="P2"/>
      <text:p text:style-name="P2">Dieu amérindien</text:p>
      <text:p text:style-name="P2">Farceur, il amène l'autre à tout prendre à la dérision. Rend humble, pas de sérieux</text:p>
      <text:p text:style-name="P8">Pouvoir de Coyote</text:p>
      <text:p text:style-name="P8"><text:span text:style-name="T1">Rêve prémonitoire de la destination</text:span></text:p>
      <text:p text:style-name="P8"><text:span text:style-name="T1">Dissimulation gros objets</text:span></text:p>
      <text:p text:style-name="P8"><text:span text:style-name="T1">Sur une scène, transforme un de ses membres en animal</text:span></text:p>
      <text:p text:style-name="P2"/>
      <text:p text:style-name="P2"/>
      <text:p text:style-name="P2"/>
      <text:p text:style-name="P1">SOUEN</text:p>
      <text:p text:style-name="P2"/>
      <text:p text:style-name="P2">Chinois</text:p>
      <text:p text:style-name="P2">Farce, rapidité, magie, espieglerie. Trouble fête. Les gens se surestiment à mort.</text:p>
      <text:p text:style-name="P2">Introspection, Anarchie, Fronde.</text:p>
      <text:p text:style-name="P8">Pouvoir de Souen</text:p>
      <text:p text:style-name="P8"><text:span text:style-name="T1">Il peut agrandir ou rétrécir un objet</text:span></text:p>
      <text:p text:style-name="P8"><text:span text:style-name="T1">S'arracher des poils et les transformer en outil</text:span></text:p>
      <text:p text:style-name="P8"><text:span text:style-name="T1">Illusion de grandeur</text:span></text:p>
      <text:p text:style-name="P2"/>
      <text:p text:style-name="P2"/>
      <text:p text:style-name="P2"/>
      <text:p text:style-name="P1">Ahuilteoxl</text:p>
      <text:p text:style-name="P2"/>
      <text:p text:style-name="P2">Aztèque</text:p>
      <text:p text:style-name="P4">Dieu des vices, des excès et des marginaux.</text:p>
      <text:p text:style-name="P4">Il exhacerbe chez l'autre le besoin de liberté</text:p>
      <text:p text:style-name="P6">Pouvoirs de Ahuilteoxl</text:p>
      <text:p text:style-name="P5"><text:soft-page-break/>Fait que les autres le sousestiment ou le méprisent</text:p>
      <text:p text:style-name="P5">Lien aux ancêtres quand il est drogué (droit à une question au MJ)</text:p>
      <text:p text:style-name="P5">Quand il bouffe le coeur de ses victime, il sait tous ce qu'elles savaient</text:p>
      <text:p text:style-name="P2"/>
      <text:p text:style-name="P1">KALI</text:p>
      <text:p text:style-name="P7">Déesse hindoue de la destruction.</text:p>
      <text:p text:style-name="P3">Développe les idées noires/ la paranoïa chez autrui.</text:p>
      <text:p text:style-name="P8">Pouvoir<text:span text:style-name="T2">s</text:span> de Kali</text:p>
      <text:p text:style-name="P8"><text:span text:style-name="T1">Crache des flammes</text:span></text:p>
      <text:p text:style-name="P9"><text:span text:style-name="T1">Fait surnaturellement peur (catalepsie)</text:span></text:p>
      <text:p text:style-name="P9"><text:span text:style-name="T1">Montre à son adversaire comment il va mourir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Chaque dieu donne des bonus à ses disciples quand il vont dans leur sens. Attention à ne pas se laisser déborder, car ces dieux se moque des conséquences pour les protagonistes. Heureusement, le désir d'ordre des hommes (qui a donné naissance aux dieux) est très puiss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1S</meta:editing-duration>
    <meta:editing-cycles>3</meta:editing-cycles>
    <meta:generator>LibreOffice/5.3.6.1$Windows_x86 LibreOffice_project/686f202eff87ef707079aeb7f485847613344eb7</meta:generator>
    <dc:date>2018-03-05T22:40:30.325000000</dc:date>
    <meta:document-statistic meta:table-count="0" meta:image-count="0" meta:object-count="0" meta:page-count="3" meta:paragraph-count="52" meta:word-count="339" meta:character-count="2023" meta:non-whitespace-character-count="1736"/>
    <meta:user-defined meta:name="Info 1"/>
    <meta:user-defined meta:name="Info 2"/>
    <meta:user-defined meta:name="Info 3"/>
    <meta:user-defined meta:name="Info 4"/>
  </office:meta>
</office:document-meta>
</file>